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3cm"/>
    </style:style>
    <style:style style:name="gr2" style:family="graphic" style:parent-style-name="standard">
      <style:graphic-properties draw:stroke="solid" svg:stroke-color="#000000" draw:fill="none" draw:fill-color="#ffffff" fo:min-height="1.05cm"/>
    </style:style>
    <style:style style:name="gr3" style:family="graphic" style:parent-style-name="standard">
      <style:graphic-properties draw:stroke="solid" svg:stroke-color="#000000" draw:fill="none" draw:fill-color="#ffffff" fo:min-height="0.65cm"/>
    </style:style>
    <style:style style:name="gr4" style:family="graphic" style:parent-style-name="standard">
      <style:graphic-properties draw:stroke="solid" svg:stroke-color="#000000" draw:fill="none" draw:fill-color="#ffffff" fo:min-height="0.85cm"/>
    </style:style>
    <style:style style:name="gr5" style:family="graphic" style:parent-style-name="standard">
      <style:graphic-properties draw:stroke="solid" svg:stroke-color="#000000" draw:fill="none" draw:fill-color="#ffffff" fo:min-height="0.949cm"/>
    </style:style>
    <style:style style:name="gr6" style:family="graphic" style:parent-style-name="standard">
      <style:graphic-properties draw:stroke="solid" svg:stroke-color="#000000" draw:fill="none" draw:fill-color="#ffffff" fo:min-height="0.175cm"/>
    </style:style>
    <style:style style:name="gr7" style:family="graphic" style:parent-style-name="standard">
      <style:graphic-properties draw:stroke="solid" svg:stroke-color="#000000" draw:fill="none" draw:fill-color="#ffffff" fo:min-height="1.897cm"/>
    </style:style>
    <style:style style:name="gr8" style:family="graphic" style:parent-style-name="standard">
      <style:graphic-properties draw:stroke="solid" svg:stroke-color="#000000" draw:fill="none" draw:fill-color="#ffffff" fo:min-height="2.37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Fine_20_Dotted" draw:marker-end="Arrow" draw:marker-end-width="0.3cm" draw:fill="none" draw:textarea-vertical-align="middle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75cm" fo:min-width="3.473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75cm" fo:min-width="3.588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xml:id="id1" draw:id="id1" draw:layer="layout" svg:width="11.4cm" svg:height="0.963cm" svg:x="9.4cm" svg:y="1.7cm">
          <draw:text-box>
            <text:p>L'avenir du travail et l'industrie du futur</text:p>
          </draw:text-box>
        </draw:frame>
        <draw:frame draw:style-name="gr2" draw:text-style-name="P1" xml:id="id2" draw:id="id2" draw:layer="layout" svg:width="4.3cm" svg:height="1.3cm" svg:x="13cm" svg:y="4.4cm">
          <draw:text-box>
            <text:p><text:span text:style-name="T1">Diminution de l'offre d'emploi ?</text:span></text:p>
          </draw:text-box>
        </draw:frame>
        <draw:frame draw:style-name="gr3" draw:text-style-name="P1" xml:id="id3" draw:id="id3" draw:layer="layout" svg:width="3.8cm" svg:height="0.9cm" svg:x="10.6cm" svg:y="8.2cm">
          <draw:text-box>
            <text:p><text:span text:style-name="T1">Revenu universel</text:span></text:p>
          </draw:text-box>
        </draw:frame>
        <draw:frame draw:style-name="gr4" draw:text-style-name="P1" xml:id="id5" draw:id="id5" draw:layer="layout" svg:width="4.3cm" svg:height="1.1cm" svg:x="10.3cm" svg:y="10.5cm">
          <draw:text-box>
            <text:p><text:span text:style-name="T1">Nécessité du travail</text:span></text:p>
          </draw:text-box>
        </draw:frame>
        <draw:frame draw:style-name="gr5" draw:text-style-name="P1" xml:id="id8" draw:id="id8" draw:layer="layout" svg:width="3.6cm" svg:height="1.199cm" svg:x="15.1cm" svg:y="8.2cm">
          <draw:text-box>
            <text:p><text:span text:style-name="T1">Quels nouveaux emplois ?</text:span></text:p>
          </draw:text-box>
        </draw:frame>
        <draw:frame draw:style-name="gr6" draw:text-style-name="P1" xml:id="id4" draw:id="id4" draw:layer="layout" svg:width="3.8cm" svg:height="0.725cm" svg:x="22cm" svg:y="4.697cm">
          <draw:text-box>
            <text:p><text:span text:style-name="T1">Quels secteurs ?</text:span></text:p>
          </draw:text-box>
        </draw:frame>
        <draw:frame draw:style-name="gr7" draw:text-style-name="P1" xml:id="id7" draw:id="id7" draw:layer="layout" svg:width="3.1cm" svg:height="3.569cm" svg:x="24.9cm" svg:y="8.775cm">
          <draw:text-box>
            <text:p><text:span text:style-name="T1">Les robots peuvent-ils remplacer les hommes dans toutes leurs tâches ?</text:span></text:p>
          </draw:text-box>
        </draw:frame>
        <draw:frame draw:style-name="gr8" draw:text-style-name="P1" xml:id="id6" draw:id="id6" draw:layer="layout" svg:width="3.6cm" svg:height="2.621cm" svg:x="20.2cm" svg:y="8.779cm">
          <draw:text-box>
            <text:p><text:span text:style-name="T1">L'intelligence artificielle</text:span></text:p>
            <text:p><text:span text:style-name="T1">Peut-elle remplacer l'humain ?</text:span></text:p>
          </draw:text-box>
        </draw:frame>
        <draw:connector draw:style-name="gr9" draw:text-style-name="P2" draw:layer="layout" svg:x1="15.1cm" svg:y1="2.663cm" svg:x2="15.15cm" svg:y2="4.4cm" draw:start-shape="id1" draw:end-shape="id2" svg:d="M15100 2663v868h50v869">
          <text:p/>
        </draw:connector>
        <draw:connector draw:style-name="gr10" draw:text-style-name="P2" draw:layer="layout" svg:x1="15.15cm" svg:y1="5.7cm" svg:x2="12.5cm" svg:y2="8.2cm" draw:start-shape="id2" draw:start-glue-point="2" draw:end-shape="id3" svg:d="M15150 5700v1250h-2650v1250">
          <text:p text:style-name="P2">Oui</text:p>
        </draw:connector>
        <draw:connector draw:style-name="gr11" draw:text-style-name="P2" draw:layer="layout" svg:x1="17.3cm" svg:y1="5.05cm" svg:x2="22cm" svg:y2="5.059cm" draw:start-shape="id2" draw:end-shape="id4" draw:end-glue-point="3" svg:d="M17300 5050h2350v9h2350">
          <text:p/>
        </draw:connector>
        <draw:connector draw:style-name="gr9" draw:text-style-name="P2" draw:layer="layout" svg:x1="12.5cm" svg:y1="9.1cm" svg:x2="12.45cm" svg:y2="10.5cm" draw:start-shape="id3" draw:end-shape="id5" svg:d="M12500 9100v700h-50v700">
          <text:p/>
        </draw:connector>
        <draw:connector draw:style-name="gr9" draw:text-style-name="P2" draw:layer="layout" svg:x1="23.9cm" svg:y1="5.422cm" svg:x2="22cm" svg:y2="8.779cm" draw:start-shape="id4" draw:start-glue-point="2" draw:end-shape="id6" draw:end-glue-point="0" svg:d="M23900 5422v1679h-1900v1678">
          <text:p/>
        </draw:connector>
        <draw:connector draw:style-name="gr9" draw:text-style-name="P2" draw:layer="layout" svg:x1="23.9cm" svg:y1="5.422cm" svg:x2="26.45cm" svg:y2="8.775cm" draw:start-shape="id4" draw:start-glue-point="2" draw:end-shape="id7" draw:end-glue-point="0" svg:d="M23900 5422v1677h2550v1676">
          <text:p/>
        </draw:connector>
        <draw:connector draw:style-name="gr10" draw:text-style-name="P2" draw:layer="layout" svg:x1="15.15cm" svg:y1="5.7cm" svg:x2="16.9cm" svg:y2="8.2cm" draw:start-shape="id2" draw:start-glue-point="2" draw:end-shape="id8" svg:d="M15150 5700v1250h1750v1250">
          <text:p text:style-name="P2">Non</text:p>
        </draw:connector>
        <draw:frame draw:style-name="gr12" draw:text-style-name="P1" xml:id="id9" draw:id="id9" draw:layer="layout" svg:width="3.973cm" svg:height="0.725cm" svg:x="14.9cm" svg:y="10.6cm">
          <draw:text-box>
            <text:p><text:span text:style-name="T1">De quelle nature ?</text:span></text:p>
          </draw:text-box>
        </draw:frame>
        <draw:frame draw:style-name="gr13" draw:text-style-name="P1" xml:id="id10" draw:id="id10" draw:layer="layout" svg:width="4.088cm" svg:height="0.725cm" svg:x="14.812cm" svg:y="12.475cm">
          <draw:text-box>
            <text:p><text:span text:style-name="T1">Quelle législation ?</text:span></text:p>
          </draw:text-box>
        </draw:frame>
        <draw:connector draw:style-name="gr9" draw:text-style-name="P2" draw:layer="layout" svg:x1="16.9cm" svg:y1="9.399cm" svg:x2="16.886cm" svg:y2="10.6cm" draw:start-shape="id8" draw:start-glue-point="2" draw:end-shape="id9" draw:end-glue-point="0" svg:d="M16900 9399v601h-14v600">
          <text:p/>
        </draw:connector>
        <draw:connector draw:style-name="gr9" draw:text-style-name="P2" draw:layer="layout" svg:x1="16.886cm" svg:y1="11.325cm" svg:x2="16.856cm" svg:y2="12.475cm" draw:start-shape="id9" draw:start-glue-point="2" draw:end-shape="id10" draw:end-glue-point="0" svg:d="M16886 11325v575h-30v5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olas Scotto Di Perto</meta:initial-creator>
    <meta:creation-date>2017-06-07T20:17:06.25</meta:creation-date>
    <dc:date>2017-06-08T14:43:51.52</dc:date>
    <dc:creator>Nicolas Scotto Di Perto</dc:creator>
    <meta:editing-duration>PT41M17S</meta:editing-duration>
    <meta:editing-cycles>13</meta:editing-cycles>
    <meta:generator>OpenOffice/4.1.3$Win32 OpenOffice.org_project/413m1$Build-9783</meta:generator>
    <meta:document-statistic meta:object-count="19"/>
  </office:meta>
</office:document-meta>
</file>